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5" style:family="paragraph" style:parent-style-name="Standard" style:list-style-name="L1"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 style:list-style-name="L2"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 style:list-style-name="L2">
      <style:text-properties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8" style:family="paragraph" style:parent-style-name="Standard" style:list-style-name="L2">
      <style:text-properties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text-properties fo:color="#000000" style:font-name="Consolas" fo:font-size="10pt" style:font-name-asian="Consolas" style:font-size-asian="10pt" style:font-name-complex="Consolas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udet ideat:</text:p>
      <text:list xml:id="list9110426114159979290" text:style-name="L1">
        <text:list-item>
          <text:p text:style-name="P5">Frekvenssi:</text:p>
          <text:list>
            <text:list-item>
              <text:p text:style-name="P5"/>
            </text:list-item>
          </text:list>
        </text:list-item>
      </text:list>
      <text:list xml:id="list2719740963308821259" text:style-name="L2">
        <text:list-item>
          <text:p text:style-name="P6">Uusi stack system:</text:p>
          <text:list>
            <text:list-item>
              <text:p text:style-name="P7">Stackissa voi olla vain yhdentyyppisiä unitteja</text:p>
            </text:list-item>
            <text:list-item>
              <text:p text:style-name="P8">Jokaisella unitilla omat heltit (jokainen unitti on yksilö)</text:p>
            </text:list-item>
            <text:list-item>
              <text:p text:style-name="P8">Jokaisella unitilla oma retalitation</text:p>
            </text:list-item>
            <text:list-item>
              <text:p text:style-name="P8">Stackin voi jakaa osiin (Herolla maksimimäärä stackkeja joita voi kontrolloida)</text:p>
            </text:list-item>
            <text:list-item>
              <text:p text:style-name="P8">Jokaisella stackilla omat spellit (stackki liikku hitaimman mukaan)</text:p>
            </text:list-item>
            <text:list-item>
              <text:p text:style-name="P8"/>
            </text:list-item>
          </text:list>
        </text:list-item>
      </text:list>
      <text:p text:style-name="P2"/>
      <text:p text:style-name="P2"/>
      <text:p text:style-name="P2"/>
      <text:p text:style-name="P3">Dokumentaatio:</text:p>
      <text:p text:style-name="P9">Kulunut aika Math.random(): 100 heitolla: 0</text:p>
      <text:p text:style-name="P11">Kulunut aika Random.nextInt(): 100 heitolla: 0</text:p>
      <text:p text:style-name="P11">Kulunut aika Math.random(): 1000 heitolla: 0</text:p>
      <text:p text:style-name="P11">Kulunut aika Random.nextInt(): 1000 heitolla: 0</text:p>
      <text:p text:style-name="P11">Kulunut aika Math.random(): 10000 heitolla: 0</text:p>
      <text:p text:style-name="P11">Kulunut aika Random.nextInt(): 10000 heitolla: 0</text:p>
      <text:p text:style-name="P11">Kulunut aika Math.random(): 100000 heitolla: 0</text:p>
      <text:p text:style-name="P11">Kulunut aika Random.nextInt(): 100000 heitolla: 0</text:p>
      <text:p text:style-name="P11">Kulunut aika Math.random(): 1000000 heitolla: 31</text:p>
      <text:p text:style-name="P11">Kulunut aika Random.nextInt(): 1000000 heitolla: 16</text:p>
      <text:p text:style-name="P11">Kulunut aika Math.random(): 10000000 heitolla: 265</text:p>
      <text:p text:style-name="P11">Kulunut aika Random.nextInt(): 10000000 heitolla: 141</text:p>
      <text:p text:style-name="P11">Kulunut aika Math.random(): 100000000 heitolla: 2620</text:p>
      <text:p text:style-name="P11">Kulunut aika Random.nextInt(): 100000000 heitolla: 1437</text:p>
      <text:p text:style-name="P4"/>
      <text:p text:style-name="P4">Joten unittien määrään stackin kokoa ei ole rajoitettu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M56S</meta:editing-duration>
    <meta:editing-cycles>4</meta:editing-cycles>
    <meta:generator>OpenOffice/4.1.1$Win32 OpenOffice.org_project/411m6$Build-9775</meta:generator>
    <dc:date>2015-05-29T11:27:42.97</dc:date>
    <meta:document-statistic meta:table-count="0" meta:image-count="0" meta:object-count="0" meta:page-count="1" meta:paragraph-count="24" meta:word-count="142" meta:character-count="1081"/>
    <meta:user-defined meta:name="Info 1"/>
    <meta:user-defined meta:name="Info 2"/>
    <meta:user-defined meta:name="Info 3"/>
    <meta:user-defined meta:name="Info 4"/>
  </office:meta>
</office:document-meta>
</file>